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 = 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um_insert</text:p>
          </table:table-cell>
          <table:table-cell office:value-type="string" calcext:value-type="string">
            <text:p>num_deletemin</text:p>
          </table:table-cell>
          <table:table-cell office:value-type="string" calcext:value-type="string">
            <text:p>num decreasekey</text:p>
          </table:table-cell>
          <table:table-cell office:value-type="string" calcext:value-type="string">
            <text:p>nodes visi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8" calcext:value-type="float">
            <text:p>6448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606" calcext:value-type="float">
            <text:p>13560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547" calcext:value-type="float">
            <text:p>21547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6095" calcext:value-type="float">
            <text:p>13609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317" calcext:value-type="float">
            <text:p>31317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688" calcext:value-type="float">
            <text:p>13568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772" calcext:value-type="float">
            <text:p>31772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824" calcext:value-type="float">
            <text:p>13582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86" calcext:value-type="float">
            <text:p>23086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039" calcext:value-type="float">
            <text:p>13503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87" calcext:value-type="float">
            <text:p>22687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183" calcext:value-type="float">
            <text:p>13518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723" calcext:value-type="float">
            <text:p>27723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570" calcext:value-type="float">
            <text:p>13557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299" calcext:value-type="float">
            <text:p>29299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547" calcext:value-type="float">
            <text:p>13554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66" calcext:value-type="float">
            <text:p>22566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509" calcext:value-type="float">
            <text:p>13550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" calcext:value-type="float">
            <text:p>959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4919" calcext:value-type="float">
            <text:p>13491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99" calcext:value-type="float">
            <text:p>6799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4790" calcext:value-type="float">
            <text:p>13479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839" calcext:value-type="float">
            <text:p>26839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455" calcext:value-type="float">
            <text:p>13545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41" calcext:value-type="float">
            <text:p>20241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603" calcext:value-type="float">
            <text:p>13560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1" calcext:value-type="float">
            <text:p>6621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876" calcext:value-type="float">
            <text:p>13587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54" calcext:value-type="float">
            <text:p>2154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446" calcext:value-type="float">
            <text:p>13544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980" calcext:value-type="float">
            <text:p>18980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688" calcext:value-type="float">
            <text:p>13568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65" calcext:value-type="float">
            <text:p>5365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690" calcext:value-type="float">
            <text:p>13569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46" calcext:value-type="float">
            <text:p>1646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724" calcext:value-type="float">
            <text:p>13572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52" calcext:value-type="float">
            <text:p>2052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201" calcext:value-type="float">
            <text:p>13520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39" calcext:value-type="float">
            <text:p>8239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169" calcext:value-type="float">
            <text:p>13516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190" calcext:value-type="float">
            <text:p>2619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125" calcext:value-type="float">
            <text:p>13512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23" calcext:value-type="float">
            <text:p>3823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217" calcext:value-type="float">
            <text:p>13521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77" calcext:value-type="float">
            <text:p>8277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229" calcext:value-type="float">
            <text:p>13522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549" calcext:value-type="float">
            <text:p>27549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772" calcext:value-type="float">
            <text:p>13577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79" calcext:value-type="float">
            <text:p>20579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088" calcext:value-type="float">
            <text:p>13508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471" calcext:value-type="float">
            <text:p>21471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771" calcext:value-type="float">
            <text:p>13577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540" calcext:value-type="float">
            <text:p>2454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339" calcext:value-type="float">
            <text:p>13533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42" calcext:value-type="float">
            <text:p>20242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729" calcext:value-type="float">
            <text:p>13572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51" calcext:value-type="float">
            <text:p>23551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5696" calcext:value-type="float">
            <text:p>13569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99" calcext:value-type="float">
            <text:p>7299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34630" calcext:value-type="float">
            <text:p>13463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formula="of:=AVERAGE([.C3:.C32])" office:value-type="float" office:value="482.4" calcext:value-type="float">
            <text:p>482,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= 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um_insert</text:p>
          </table:table-cell>
          <table:table-cell office:value-type="string" calcext:value-type="string">
            <text:p>num_deletemin</text:p>
          </table:table-cell>
          <table:table-cell office:value-type="string" calcext:value-type="string">
            <text:p>num decreasekey</text:p>
          </table:table-cell>
          <table:table-cell office:value-type="string" calcext:value-type="string">
            <text:p>nodes visi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51" calcext:value-type="float">
            <text:p>30951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011" calcext:value-type="float">
            <text:p>15801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528" calcext:value-type="float">
            <text:p>21528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642" calcext:value-type="float">
            <text:p>15864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23" calcext:value-type="float">
            <text:p>10923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910" calcext:value-type="float">
            <text:p>15891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83" calcext:value-type="float">
            <text:p>14383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066" calcext:value-type="float">
            <text:p>15806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753" calcext:value-type="float">
            <text:p>24753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116" calcext:value-type="float">
            <text:p>15811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67" calcext:value-type="float">
            <text:p>10867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510" calcext:value-type="float">
            <text:p>15851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59" calcext:value-type="float">
            <text:p>2959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7999" calcext:value-type="float">
            <text:p>15799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74" calcext:value-type="float">
            <text:p>14374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094" calcext:value-type="float">
            <text:p>15809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86" calcext:value-type="float">
            <text:p>15686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043" calcext:value-type="float">
            <text:p>15804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96" calcext:value-type="float">
            <text:p>15496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159" calcext:value-type="float">
            <text:p>15815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56" calcext:value-type="float">
            <text:p>6956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327" calcext:value-type="float">
            <text:p>15832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884" calcext:value-type="float">
            <text:p>29884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219" calcext:value-type="float">
            <text:p>15821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72" calcext:value-type="float">
            <text:p>7672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175" calcext:value-type="float">
            <text:p>15817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8" calcext:value-type="float">
            <text:p>7008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7820" calcext:value-type="float">
            <text:p>15782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236" calcext:value-type="float">
            <text:p>25236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381" calcext:value-type="float">
            <text:p>15838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85" calcext:value-type="float">
            <text:p>15985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247" calcext:value-type="float">
            <text:p>15824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105" calcext:value-type="float">
            <text:p>26105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359" calcext:value-type="float">
            <text:p>15835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361" calcext:value-type="float">
            <text:p>17361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625" calcext:value-type="float">
            <text:p>15862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84" calcext:value-type="float">
            <text:p>19284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7969" calcext:value-type="float">
            <text:p>15796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90" calcext:value-type="float">
            <text:p>4590</text:p>
          </table:table-cell>
          <table:table-cell office:value-type="float" office:value="879" calcext:value-type="float">
            <text:p>879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466" calcext:value-type="float">
            <text:p>15846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08" calcext:value-type="float">
            <text:p>10408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234" calcext:value-type="float">
            <text:p>15823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568" calcext:value-type="float">
            <text:p>15856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74" calcext:value-type="float">
            <text:p>10174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7970" calcext:value-type="float">
            <text:p>15797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449" calcext:value-type="float">
            <text:p>12449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7619" calcext:value-type="float">
            <text:p>15761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444" calcext:value-type="float">
            <text:p>28444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787" calcext:value-type="float">
            <text:p>15878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33" calcext:value-type="float">
            <text:p>2733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669" calcext:value-type="float">
            <text:p>15866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72" calcext:value-type="float">
            <text:p>2417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987" calcext:value-type="float">
            <text:p>15898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47" calcext:value-type="float">
            <text:p>3847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685" calcext:value-type="float">
            <text:p>15868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87" calcext:value-type="float">
            <text:p>23487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167" calcext:value-type="float">
            <text:p>15816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18" calcext:value-type="float">
            <text:p>1718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58588" calcext:value-type="float">
            <text:p>15858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formula="of:=AVERAGE([.C37:.C66])" office:value-type="float" office:value="904.7" calcext:value-type="float">
            <text:p>904,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=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delete min</text:p>
          </table:table-cell>
          <table:table-cell office:value-type="string" calcext:value-type="string">
            <text:p>decrease key</text:p>
          </table:table-cell>
          <table:table-cell office:value-type="string" calcext:value-type="string">
            <text:p>noes visi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56" calcext:value-type="float">
            <text:p>26456</text:p>
          </table:table-cell>
          <table:table-cell office:value-type="float" office:value="1666" calcext:value-type="float">
            <text:p>166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228" calcext:value-type="float">
            <text:p>18222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62" calcext:value-type="float">
            <text:p>6862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080" calcext:value-type="float">
            <text:p>18208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16" calcext:value-type="float">
            <text:p>10916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136" calcext:value-type="float">
            <text:p>18213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368" calcext:value-type="float">
            <text:p>27368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484" calcext:value-type="float">
            <text:p>18248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775" calcext:value-type="float">
            <text:p>31775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750" calcext:value-type="float">
            <text:p>18275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5" calcext:value-type="float">
            <text:p>815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995" calcext:value-type="float">
            <text:p>18299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40" calcext:value-type="float">
            <text:p>19440</text:p>
          </table:table-cell>
          <table:table-cell office:value-type="float" office:value="1668" calcext:value-type="float">
            <text:p>166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449" calcext:value-type="float">
            <text:p>18244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06" calcext:value-type="float">
            <text:p>17106</text:p>
          </table:table-cell>
          <table:table-cell office:value-type="float" office:value="1668" calcext:value-type="float">
            <text:p>166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523" calcext:value-type="float">
            <text:p>18252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66" calcext:value-type="float">
            <text:p>30066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645" calcext:value-type="float">
            <text:p>18264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90" calcext:value-type="float">
            <text:p>27190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244" calcext:value-type="float">
            <text:p>18224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24" calcext:value-type="float">
            <text:p>7124</text:p>
          </table:table-cell>
          <table:table-cell office:value-type="float" office:value="1666" calcext:value-type="float">
            <text:p>166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287" calcext:value-type="float">
            <text:p>18228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4" calcext:value-type="float">
            <text:p>374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712" calcext:value-type="float">
            <text:p>18271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73" calcext:value-type="float">
            <text:p>12573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089" calcext:value-type="float">
            <text:p>18208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882" calcext:value-type="float">
            <text:p>14882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976" calcext:value-type="float">
            <text:p>18297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281" calcext:value-type="float">
            <text:p>28281</text:p>
          </table:table-cell>
          <table:table-cell office:value-type="float" office:value="1666" calcext:value-type="float">
            <text:p>166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090" calcext:value-type="float">
            <text:p>18209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722" calcext:value-type="float">
            <text:p>30722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454" calcext:value-type="float">
            <text:p>18245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455" calcext:value-type="float">
            <text:p>25455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042" calcext:value-type="float">
            <text:p>18204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706" calcext:value-type="float">
            <text:p>31706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457" calcext:value-type="float">
            <text:p>18245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9" calcext:value-type="float">
            <text:p>1489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990" calcext:value-type="float">
            <text:p>18299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56" calcext:value-type="float">
            <text:p>5056</text:p>
          </table:table-cell>
          <table:table-cell office:value-type="float" office:value="1670" calcext:value-type="float">
            <text:p>167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942" calcext:value-type="float">
            <text:p>18294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158" calcext:value-type="float">
            <text:p>17158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414" calcext:value-type="float">
            <text:p>18241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05" calcext:value-type="float">
            <text:p>6605</text:p>
          </table:table-cell>
          <table:table-cell office:value-type="float" office:value="1666" calcext:value-type="float">
            <text:p>166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941" calcext:value-type="float">
            <text:p>18294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761" calcext:value-type="float">
            <text:p>20761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006" calcext:value-type="float">
            <text:p>18200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763" calcext:value-type="float">
            <text:p>22763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693" calcext:value-type="float">
            <text:p>18269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227" calcext:value-type="float">
            <text:p>23227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893" calcext:value-type="float">
            <text:p>18289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79" calcext:value-type="float">
            <text:p>20179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755" calcext:value-type="float">
            <text:p>18275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323" calcext:value-type="float">
            <text:p>16323</text:p>
          </table:table-cell>
          <table:table-cell office:value-type="float" office:value="1666" calcext:value-type="float">
            <text:p>166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554" calcext:value-type="float">
            <text:p>18255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682" calcext:value-type="float">
            <text:p>13682</text:p>
          </table:table-cell>
          <table:table-cell office:value-type="float" office:value="1666" calcext:value-type="float">
            <text:p>166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631" calcext:value-type="float">
            <text:p>18263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73" calcext:value-type="float">
            <text:p>15173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037" calcext:value-type="float">
            <text:p>18203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228" calcext:value-type="float">
            <text:p>26228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182018" calcext:value-type="float">
            <text:p>18201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formula="of:=AVERAGE([.C71:.C100])" office:value-type="float" office:value="1670.26666666667" calcext:value-type="float">
            <text:p>1670,266666666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= 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deletemin</text:p>
          </table:table-cell>
          <table:table-cell office:value-type="string" calcext:value-type="string">
            <text:p>decrease key</text:p>
          </table:table-cell>
          <table:table-cell office:value-type="string" calcext:value-type="string">
            <text:p>visi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02" calcext:value-type="float">
            <text:p>19302</text:p>
          </table:table-cell>
          <table:table-cell office:value-type="float" office:value="3227" calcext:value-type="float">
            <text:p>322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835" calcext:value-type="float">
            <text:p>20583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76" calcext:value-type="float">
            <text:p>6776</text:p>
          </table:table-cell>
          <table:table-cell office:value-type="float" office:value="3222" calcext:value-type="float">
            <text:p>322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123" calcext:value-type="float">
            <text:p>20612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94" calcext:value-type="float">
            <text:p>3894</text:p>
          </table:table-cell>
          <table:table-cell office:value-type="float" office:value="3328" calcext:value-type="float">
            <text:p>332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213" calcext:value-type="float">
            <text:p>20621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3" calcext:value-type="float">
            <text:p>14563</text:p>
          </table:table-cell>
          <table:table-cell office:value-type="float" office:value="3227" calcext:value-type="float">
            <text:p>322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372" calcext:value-type="float">
            <text:p>20637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18" calcext:value-type="float">
            <text:p>28018</text:p>
          </table:table-cell>
          <table:table-cell office:value-type="float" office:value="3222" calcext:value-type="float">
            <text:p>322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868" calcext:value-type="float">
            <text:p>20686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786" calcext:value-type="float">
            <text:p>29786</text:p>
          </table:table-cell>
          <table:table-cell office:value-type="float" office:value="3223" calcext:value-type="float">
            <text:p>322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358" calcext:value-type="float">
            <text:p>20535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27" calcext:value-type="float">
            <text:p>21427</text:p>
          </table:table-cell>
          <table:table-cell office:value-type="float" office:value="3224" calcext:value-type="float">
            <text:p>322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317" calcext:value-type="float">
            <text:p>20631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70" calcext:value-type="float">
            <text:p>10070</text:p>
          </table:table-cell>
          <table:table-cell office:value-type="float" office:value="3228" calcext:value-type="float">
            <text:p>322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020" calcext:value-type="float">
            <text:p>20602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80" calcext:value-type="float">
            <text:p>12280</text:p>
          </table:table-cell>
          <table:table-cell office:value-type="float" office:value="3358" calcext:value-type="float">
            <text:p>335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506" calcext:value-type="float">
            <text:p>20550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00" calcext:value-type="float">
            <text:p>3700</text:p>
          </table:table-cell>
          <table:table-cell office:value-type="float" office:value="3224" calcext:value-type="float">
            <text:p>322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194" calcext:value-type="float">
            <text:p>20619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42" calcext:value-type="float">
            <text:p>12342</text:p>
          </table:table-cell>
          <table:table-cell office:value-type="float" office:value="3232" calcext:value-type="float">
            <text:p>323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807" calcext:value-type="float">
            <text:p>20680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137" calcext:value-type="float">
            <text:p>15137</text:p>
          </table:table-cell>
          <table:table-cell office:value-type="float" office:value="3237" calcext:value-type="float">
            <text:p>323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322" calcext:value-type="float">
            <text:p>20632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857" calcext:value-type="float">
            <text:p>27857</text:p>
          </table:table-cell>
          <table:table-cell office:value-type="float" office:value="3225" calcext:value-type="float">
            <text:p>3225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601" calcext:value-type="float">
            <text:p>20560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713" calcext:value-type="float">
            <text:p>28713</text:p>
          </table:table-cell>
          <table:table-cell office:value-type="float" office:value="3222" calcext:value-type="float">
            <text:p>322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785" calcext:value-type="float">
            <text:p>20578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53" calcext:value-type="float">
            <text:p>3553</text:p>
          </table:table-cell>
          <table:table-cell office:value-type="float" office:value="3230" calcext:value-type="float">
            <text:p>323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627" calcext:value-type="float">
            <text:p>20662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51" calcext:value-type="float">
            <text:p>15951</text:p>
          </table:table-cell>
          <table:table-cell office:value-type="float" office:value="3224" calcext:value-type="float">
            <text:p>322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700" calcext:value-type="float">
            <text:p>20570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77" calcext:value-type="float">
            <text:p>9877</text:p>
          </table:table-cell>
          <table:table-cell office:value-type="float" office:value="3224" calcext:value-type="float">
            <text:p>322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409" calcext:value-type="float">
            <text:p>20540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300" calcext:value-type="float">
            <text:p>31300</text:p>
          </table:table-cell>
          <table:table-cell office:value-type="float" office:value="3224" calcext:value-type="float">
            <text:p>322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799" calcext:value-type="float">
            <text:p>206799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159" calcext:value-type="float">
            <text:p>21159</text:p>
          </table:table-cell>
          <table:table-cell office:value-type="float" office:value="3223" calcext:value-type="float">
            <text:p>322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721" calcext:value-type="float">
            <text:p>20572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166" calcext:value-type="float">
            <text:p>22166</text:p>
          </table:table-cell>
          <table:table-cell office:value-type="float" office:value="3232" calcext:value-type="float">
            <text:p>323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957" calcext:value-type="float">
            <text:p>20695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465" calcext:value-type="float">
            <text:p>30465</text:p>
          </table:table-cell>
          <table:table-cell office:value-type="float" office:value="3224" calcext:value-type="float">
            <text:p>322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713" calcext:value-type="float">
            <text:p>20571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83" calcext:value-type="float">
            <text:p>9183</text:p>
          </table:table-cell>
          <table:table-cell office:value-type="float" office:value="3223" calcext:value-type="float">
            <text:p>322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938" calcext:value-type="float">
            <text:p>20593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47" calcext:value-type="float">
            <text:p>1247</text:p>
          </table:table-cell>
          <table:table-cell office:value-type="float" office:value="3229" calcext:value-type="float">
            <text:p>3229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283" calcext:value-type="float">
            <text:p>20628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33" calcext:value-type="float">
            <text:p>2133</text:p>
          </table:table-cell>
          <table:table-cell office:value-type="float" office:value="3228" calcext:value-type="float">
            <text:p>322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338" calcext:value-type="float">
            <text:p>20633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19" calcext:value-type="float">
            <text:p>14519</text:p>
          </table:table-cell>
          <table:table-cell office:value-type="float" office:value="3229" calcext:value-type="float">
            <text:p>3229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505" calcext:value-type="float">
            <text:p>20650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287" calcext:value-type="float">
            <text:p>27287</text:p>
          </table:table-cell>
          <table:table-cell office:value-type="float" office:value="3222" calcext:value-type="float">
            <text:p>322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184" calcext:value-type="float">
            <text:p>20618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887" calcext:value-type="float">
            <text:p>31887</text:p>
          </table:table-cell>
          <table:table-cell office:value-type="float" office:value="3226" calcext:value-type="float">
            <text:p>322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753" calcext:value-type="float">
            <text:p>20575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562" calcext:value-type="float">
            <text:p>15562</text:p>
          </table:table-cell>
          <table:table-cell office:value-type="float" office:value="3227" calcext:value-type="float">
            <text:p>322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738" calcext:value-type="float">
            <text:p>20573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736" calcext:value-type="float">
            <text:p>27736</text:p>
          </table:table-cell>
          <table:table-cell office:value-type="float" office:value="3326" calcext:value-type="float">
            <text:p>332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5453" calcext:value-type="float">
            <text:p>20545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04" calcext:value-type="float">
            <text:p>6804</text:p>
          </table:table-cell>
          <table:table-cell office:value-type="float" office:value="3305" calcext:value-type="float">
            <text:p>3305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06111" calcext:value-type="float">
            <text:p>20611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formula="of:=AVERAGE([.C105:.C134])" office:value-type="float" office:value="3239.83333333333" calcext:value-type="float">
            <text:p>3239,8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= 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deletemin</text:p>
          </table:table-cell>
          <table:table-cell office:value-type="string" calcext:value-type="string">
            <text:p>decrease key</text:p>
          </table:table-cell>
          <table:table-cell office:value-type="string" calcext:value-type="string">
            <text:p>visi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21" calcext:value-type="float">
            <text:p>16421</text:p>
          </table:table-cell>
          <table:table-cell office:value-type="float" office:value="6441" calcext:value-type="float">
            <text:p>644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790" calcext:value-type="float">
            <text:p>21179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99" calcext:value-type="float">
            <text:p>10199</text:p>
          </table:table-cell>
          <table:table-cell office:value-type="float" office:value="6410" calcext:value-type="float">
            <text:p>641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905" calcext:value-type="float">
            <text:p>21190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80" calcext:value-type="float">
            <text:p>5980</text:p>
          </table:table-cell>
          <table:table-cell office:value-type="float" office:value="6340" calcext:value-type="float">
            <text:p>6340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735" calcext:value-type="float">
            <text:p>21173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33" calcext:value-type="float">
            <text:p>16933</text:p>
          </table:table-cell>
          <table:table-cell office:value-type="float" office:value="6535" calcext:value-type="float">
            <text:p>6535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403" calcext:value-type="float">
            <text:p>21240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98" calcext:value-type="float">
            <text:p>28298</text:p>
          </table:table-cell>
          <table:table-cell office:value-type="float" office:value="6724" calcext:value-type="float">
            <text:p>672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301" calcext:value-type="float">
            <text:p>21130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46" calcext:value-type="float">
            <text:p>8246</text:p>
          </table:table-cell>
          <table:table-cell office:value-type="float" office:value="6337" calcext:value-type="float">
            <text:p>633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168" calcext:value-type="float">
            <text:p>21216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49" calcext:value-type="float">
            <text:p>8849</text:p>
          </table:table-cell>
          <table:table-cell office:value-type="float" office:value="6318" calcext:value-type="float">
            <text:p>631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511" calcext:value-type="float">
            <text:p>21151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80" calcext:value-type="float">
            <text:p>19980</text:p>
          </table:table-cell>
          <table:table-cell office:value-type="float" office:value="6318" calcext:value-type="float">
            <text:p>631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597" calcext:value-type="float">
            <text:p>21159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231" calcext:value-type="float">
            <text:p>17231</text:p>
          </table:table-cell>
          <table:table-cell office:value-type="float" office:value="6327" calcext:value-type="float">
            <text:p>632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981" calcext:value-type="float">
            <text:p>21198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44" calcext:value-type="float">
            <text:p>16844</text:p>
          </table:table-cell>
          <table:table-cell office:value-type="float" office:value="6322" calcext:value-type="float">
            <text:p>632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343" calcext:value-type="float">
            <text:p>21134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4" calcext:value-type="float">
            <text:p>1444</text:p>
          </table:table-cell>
          <table:table-cell office:value-type="float" office:value="6323" calcext:value-type="float">
            <text:p>632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047" calcext:value-type="float">
            <text:p>21204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920" calcext:value-type="float">
            <text:p>29920</text:p>
          </table:table-cell>
          <table:table-cell office:value-type="float" office:value="6316" calcext:value-type="float">
            <text:p>631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486" calcext:value-type="float">
            <text:p>21248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89" calcext:value-type="float">
            <text:p>8489</text:p>
          </table:table-cell>
          <table:table-cell office:value-type="float" office:value="6329" calcext:value-type="float">
            <text:p>6329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468" calcext:value-type="float">
            <text:p>21146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496" calcext:value-type="float">
            <text:p>23496</text:p>
          </table:table-cell>
          <table:table-cell office:value-type="float" office:value="6322" calcext:value-type="float">
            <text:p>632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823" calcext:value-type="float">
            <text:p>21282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41" calcext:value-type="float">
            <text:p>1941</text:p>
          </table:table-cell>
          <table:table-cell office:value-type="float" office:value="6319" calcext:value-type="float">
            <text:p>6319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392" calcext:value-type="float">
            <text:p>21239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" calcext:value-type="float">
            <text:p>8125</text:p>
          </table:table-cell>
          <table:table-cell office:value-type="float" office:value="6814" calcext:value-type="float">
            <text:p>681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738" calcext:value-type="float">
            <text:p>21173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84" calcext:value-type="float">
            <text:p>25084</text:p>
          </table:table-cell>
          <table:table-cell office:value-type="float" office:value="6318" calcext:value-type="float">
            <text:p>631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261" calcext:value-type="float">
            <text:p>212261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88" calcext:value-type="float">
            <text:p>3188</text:p>
          </table:table-cell>
          <table:table-cell office:value-type="float" office:value="6325" calcext:value-type="float">
            <text:p>6325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368" calcext:value-type="float">
            <text:p>21236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96" calcext:value-type="float">
            <text:p>18096</text:p>
          </table:table-cell>
          <table:table-cell office:value-type="float" office:value="6317" calcext:value-type="float">
            <text:p>631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847" calcext:value-type="float">
            <text:p>21184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305" calcext:value-type="float">
            <text:p>22305</text:p>
          </table:table-cell>
          <table:table-cell office:value-type="float" office:value="6318" calcext:value-type="float">
            <text:p>631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108" calcext:value-type="float">
            <text:p>21210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44" calcext:value-type="float">
            <text:p>5044</text:p>
          </table:table-cell>
          <table:table-cell office:value-type="float" office:value="6316" calcext:value-type="float">
            <text:p>631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347" calcext:value-type="float">
            <text:p>212347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663" calcext:value-type="float">
            <text:p>12663</text:p>
          </table:table-cell>
          <table:table-cell office:value-type="float" office:value="6334" calcext:value-type="float">
            <text:p>633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800" calcext:value-type="float">
            <text:p>21180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485" calcext:value-type="float">
            <text:p>16485</text:p>
          </table:table-cell>
          <table:table-cell office:value-type="float" office:value="6323" calcext:value-type="float">
            <text:p>6323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168" calcext:value-type="float">
            <text:p>212168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09" calcext:value-type="float">
            <text:p>7609</text:p>
          </table:table-cell>
          <table:table-cell office:value-type="float" office:value="6325" calcext:value-type="float">
            <text:p>6325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612" calcext:value-type="float">
            <text:p>21161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9" calcext:value-type="float">
            <text:p>2209</text:p>
          </table:table-cell>
          <table:table-cell office:value-type="float" office:value="6317" calcext:value-type="float">
            <text:p>6317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942" calcext:value-type="float">
            <text:p>21194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709" calcext:value-type="float">
            <text:p>16709</text:p>
          </table:table-cell>
          <table:table-cell office:value-type="float" office:value="6348" calcext:value-type="float">
            <text:p>634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274" calcext:value-type="float">
            <text:p>21227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565" calcext:value-type="float">
            <text:p>24565</text:p>
          </table:table-cell>
          <table:table-cell office:value-type="float" office:value="6319" calcext:value-type="float">
            <text:p>6319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084" calcext:value-type="float">
            <text:p>21208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785" calcext:value-type="float">
            <text:p>26785</text:p>
          </table:table-cell>
          <table:table-cell office:value-type="float" office:value="6322" calcext:value-type="float">
            <text:p>632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1404" calcext:value-type="float">
            <text:p>21140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266" calcext:value-type="float">
            <text:p>11266</text:p>
          </table:table-cell>
          <table:table-cell office:value-type="float" office:value="6321" calcext:value-type="float">
            <text:p>6321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493" calcext:value-type="float">
            <text:p>212493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81" calcext:value-type="float">
            <text:p>1781</text:p>
          </table:table-cell>
          <table:table-cell office:value-type="float" office:value="6328" calcext:value-type="float">
            <text:p>6328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212525" calcext:value-type="float">
            <text:p>212525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formula="of:=AVERAGE([.C138:.C167])" office:value-type="float" office:value="6367.53333333333" calcext:value-type="float">
            <text:p>6367,53333333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</meta:initial-creator>
    <meta:creation-date>2017-05-01T21:41:56.065634877</meta:creation-date>
    <dc:date>2017-05-01T22:07:54.013180189</dc:date>
    <dc:creator>Thiago </dc:creator>
    <meta:editing-duration>PT10M46S</meta:editing-duration>
    <meta:editing-cycles>4</meta:editing-cycles>
    <meta:generator>LibreOffice/4.3.3.2$Linux_X86_64 LibreOffice_project/430m0$Build-2</meta:generator>
    <meta:document-statistic meta:table-count="1" meta:cell-count="1099" meta:object-count="0"/>
  </office:meta>
</office:document-meta>
</file>